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vertising must be trite--it's the law of the jingle <text:line-break/>All power corrupts, but we need the electricity--D. W. Jones <text:line-break/>All the world's an analog stage, and digital circuits play only bit parts <text:line-break/>Ankh if you love Isis <text:line-break/>The ants are my friends, they're blowing in the wind [picture of ants blowing in wind] <text:line-break/>Assassins do it from behind <text:line-break/>Assassins, Inc.--We aim to please <text:line-break/>Avoid computer viruses--practice safe hex <text:line-break/>Be careful--the last person using this keyboard had a terminal disease <text:line-break/>Bear takes over Disneyland in Pooh d'Etat! <text:line-break/>Beauty and the Beast--Bright Lights, Big Kitty <text:line-break/>The beauty of a pun is in the "OY!" of the beholder <text:line-break/>Before I go to bed, I want some filk and cookies <text:line-break/>Berserkers do it without thinking <text:line-break/>Beware of Quantum Ducks--Quark! Quark! Quark! <text:line-break/>Beware the Grin Reaper [smiley face with teeth] <text:line-break/>"Bones! It's Pirate Roberts!" "He's Dread, Jim." <text:line-break/>Bushydo--The way of the shrub. BONSAI! <text:line-break/>Buy one omnipotent being, get one free Q-PON <text:line-break/>C code. C code run. Run, code, run! <text:line-break/>C sick and sh shocked <text:line-break/>The C Team--I love it when a program comes together <text:line-break/>C++--It's still only average <text:line-break/>C++ Where only your friends can access your private parts <text:line-break/>Captain! Somebody formatted the Warp Drive! <text:line-break/>Celestial Mechanic--inclined to be eccentric <text:line-break/>C'est la vie. C'est la guerre. [picture of celery] Say no more. Say what? <text:line-break/>C'est la vie, C'est la guerre, Say no more <text:line-break/>Chem E's make the best heat exchangers <text:line-break/>Child of a Looser God <text:line-break/>Chopped cabbage--it's not just a good idea...it's THE SLAW <text:line-break/>Christians do it with Grace <text:line-break/>Christopher Robin Hood steals from the rich and gives to the Pooh <text:line-break/>COBOL programs are an example of artificial inelegance <text:line-break/>COBOL sucks, Pascal bytes, and assembly is a bits! <text:line-break/>Cogito Ergo Spud--I think, therefore I yam <text:line-break/>Computer Technicalities--it's all geek to me <text:line-break/>Conquering Russia is a steppe by steppe process <text:line-break/>Couch potatoes have brain tubers <text:line-break/>The cow ate bluegrass and mooed indigo <text:line-break/>A cowboy walked into a bar. He was wearing a paper hat, a paper bandana, a paper shirt, paper chaps, and paper pants. He was arrested...for rustlin' <text:line-break/>Does 'anal retentive' have a hyphen? How about a colon? <text:line-break/>Don't drink and derive--know your limits. This kind of humor is integral to calculus <text:line-break/>Down to the C in chips <text:line-break/>Dragonriders do it in between <text:line-break/>Erle Stanley Gardnerian--Initiate of the Mysteries <text:line-break/>Evolution--life's a niche, and then you die <text:line-break/>An excess of syntactic sugar causes cancer of the semi-colon <text:line-break/>Fantasy isn't our crutch--it's arcane <text:line-break/>Forewarned is half an octopus <text:line-break/>A Freudian slip may be revealing, but a Jungian slip is just a mythstake <text:line-break/>Fun Guy from Yuggoth <text:line-break/>Give generously so that EPOXY can be cured <text:line-break/>Give me a straight line and I'll bend it for you <text:line-break/>God created a 24-hour light and dark cycle. The angels asked, "What will You do next?" "Call it a day." <text:line-break/>Hail to the Sun God! He is the Fun God! Ra! Ra! Ra! <text:line-break/>Have an affair. It'll help break up the monogamy <text:line-break/>Heralds don't pun--they cant <text:line-break/>&lt;hebrew: chet,yod&gt; guys <text:line-break/>&lt;hebrew: chet, yod&gt; y'all <text:line-break/>High Voltage Electronics--life's a glitch, and then you fry <text:line-break/>How do you catch a unique rabbit? Unique up on it! How do you catch a tame rabbit? The tame way! Unique up on it! <text:line-break/>How many brewers does it take to change a light bulb? One third less than it takes to change a regular bulb. <text:line-break/>I grew up on Mt. Everest and everything's been downhill since <text:line-break/>I love it when a pun comes together <text:line-break/>I need my sinuses like I need a hole in the head <text:line-break/>If a train station is where the train stops, what's a work station? <text:line-break/>If it isn't baroque, don't fix it--unless you're sure you can handel it <text:line-break/>If it's long dark and green and its bite makes you scream, that's a moray <text:line-break/>If olive oil comes from olives, and peanut oil comes from peanuts, where does baby oil come from? <text:line-break/>If space is warped, time is all that's weft <text:line-break/>If this is tourist season, what's the bag limit? <text:line-break/>If tin whistles are made of tin, what are fog horns made of? <text:line-break/>If we're both Significant Others, are we a couple of SO-and-SO's? <text:line-break/>If you drink, don't drive. Don't even putt. <text:line-break/>If you eat Twinkies Lite, do you kill one third less people? No, but you get a much lighter sentence <text:line-break/>If you're not part of the solution, you're part of the precipitate <text:line-break/>I'm a Zen nudist--I'm naked in my own mind <text:line-break/>I'm apathetic and I don't care <text:line-break/>I'm not God, I'm your GM. Consider me your Angel of Murphy. <text:line-break/>I'm pink, therefore I'm spam <text:line-break/>I'm sorry, my karma ran over your dogma <text:line-break/>Immanuel doesn't pun, he Kant <text:line-break/>Incorrigible Punster--do not incorrige <text:line-break/>Indulgences are Papal, too <text:line-break/>Invertebrate Punster. Spinelessly unable to resist a pun. So slug me! <text:line-break/>Is PL/1 Batchrian or dromedary? <text:line-break/>It's an Elder Thing--you wouldn't understand <text:line-break/>Jewish mystics do it by dybbuk <text:line-break/>Just Say Whoa. Stop suicidal cavalry charges. Remember the 600! <text:line-break/>Kamikaze Paranomasiac each pun a killer <text:line-break/>Le monde c'est Moe. All the world's a stooge <text:line-break/>Life is complex--it's partly real and partly imaginary <text:line-break/>Life's a beach, and then you dry <text:line-break/>Life's a witch, and then you fly <text:line-break/>Light Sabers--a part of living <text:line-break/>Live Lent in the fast lane <text:line-break/>Lizard Invasion. Newts at eleven <text:line-break/>Madness takes its toll. Please have exact change. <text:line-break/>Master of Pun Fu <text:line-break/>My other cat is a Jaguar <text:line-break/>Nice computers don't go down <text:line-break/>Nice computers only go down once a day <text:line-break/>Nietzsche is pietzsche, but Sartre is smartre <text:line-break/>No one expects the Spammish repetition. Spam! Spam! Spam! Spam! <text:line-break/>No quarter asked--no change given <text:line-break/>On the road, Zippy is a pinhead without a purpose, but never without a point <text:line-break/>1/3 + 1/222 = 225/666 Beast Common Denominator <text:line-break/>An onomatopia is a social-political system that just sounds good <text:line-break/>Oy vi! Grody to thEmacs! <text:line-break/>Paladins were born to raze Hell <text:line-break/>A person's concepts should exceed their vocabulary, or what's a metaphor? <text:line-break/>Pipers do it with Amazing Grace <text:line-break/>Poets make better lays <text:line-break/>Pogo ergo possum <text:line-break/>Practice safe government--use kingdoms <text:line-break/>Pretend to spank me--I'm a pseudo-masochist <text:line-break/>Pundit <text:line-break/>Purranoia: the fear your cats are up to something <text:line-break/>Quantum Mechanics are &lt;psi&gt;chotic <text:line-break/>Read my LISP--no new syntaxes <text:line-break/>Real dragons don't sing opera--just torch songs and scales <text:line-break/>rw-rw-rw: The file protection of the beast <text:line-break/>Schroedinger cut the wave equation down to &lt;psi&gt;'s <text:line-break/>Scottish country dancers are reel people <text:line-break/>The shortest distance between two puns is a straight line <text:line-break/>Shredded Disaster is Murphy Slaw <text:line-break/>Sick, sick, sick--the humor of the Beast <text:line-break/>669 The Number of the Beastiality <text:line-break/>668--the Neighbor of the Beast <text:line-break/>SUSHIDO--The way of the Tuna <text:line-break/>That was ZEN, this is TAO <text:line-break/>These are the days of Miracle Whip and Wonder Bread <text:line-break/>Time wounds all heels <text:line-break/>To baldly go where no man has gone before <text:line-break/>To thine own self be cool <text:line-break/>Two atoms bump into each other. "Are you ok?" "No, I lost an electron." "Are you sure?" "I'm positive." <text:line-break/>2 x 4 x 666, The Lumber of the Beast <text:line-break/>Wandering Punster <text:line-break/>Whales are mammals. Mammals have hair. SHAVE THE WHALES! <text:line-break/>What do macrobiotic cats eat? Brown mice <text:line-break/>What do you get if you have thirteen witches in a hot tub? A self-cleaning coven <text:line-break/>What does a sacred chao say? MU! <text:line-break/>What goes "Pieces of seven! Pieces of seven!"? A parroty error <text:line-break/>What part of NEIGH didn't you understand? [picture of angry horse]<text:line-break/>What's large, gray, and not to the point? An irrelephant <text:line-break/>What's seven feet tall and runs around the Himalayas with a light saber? A Yeti Knight <text:line-break/>What's vanilla, vanilla and vanilla? Ice cream clones <text:line-break/>When I knead my friends, they turn their backs <text:line-break/>Why can't the Buddha vacuum under his sofa? He has no attachments <text:line-break/>Why get real when artificial is so much easier to keep clean? <text:line-break/>Why is Cleopatra so resistant to therapy? Because she is de Queen of de Nile <text:line-break/>Witches use brooms because nature abhors a vacuum <text:line-break/>The world is cracked; this is all a bad yolk <text:line-break/>Would all punsters please keep their gags in their mouths? <text:line-break/>Yellow journalism is media ochre <text:line-break/>You say nah-celle, I say nay-celle--let's call the holo thing off <text:line-break/>Computer Analyst: "Now lie down and tell me about your motherboard...." <text:line-break/>It is better to light one candle than to curse the Darth <text:line-break/>What does a pagan do at a parking meter? Reads the signs, calls the quarters, and pays tribute to Demeter <text:line-break/>Dijon Vu: The feeling you've seen mustard before <text:line-break/>Faith manages, Willow does tech support <text:line-break/>We are the SCAborg. Prepare to be assimilated. Resistance is feudal. <text:line-break/>Is that a raw fish in your pocket, or are you happy sashimi? <text:line-break/>Seen on a rubber chicken: puns don't kill people, pullets do <text:line-break/>If you're a Goth, where were you when we sacked Rome? <text:line-break/>Be careful when it's raining cats and dogs--you might step in a poodle <text:line-break/>I find 'lactose intolerant' offensive. I prefer 'persona non gratin'. <text:line-break/>Carpe per diem <text:line-break/>I want to move to theory. Everything works in theory. <text:line-break/>Recovering Upholsterer <text:line-break/>Vodka corrupts. Absolut vodka corrupts absolutly.<text:line-break/>My home shows the beneficent influences of books, games, CDs, computers....fan shui<text:line-break/>Shouldn't pi be a round number? Well, it's around 3.14<text:line-break/>I have a horrible hacking cough-- every time I clear my throat, I break into another computer system<text:line-break/>Judaism: an argument between God and His chosen pilpul<text:line-break/>I am Locution of Borg. Prepare to be a simile.<text:line-break/>What Would Scooby Do?<text:line-break/>What did the surgeon say to the patient who wanted to close his own incision? Suture self.<text:line-break/>Born to pun<text:line-break/>Calculus: the agony and dx/dt <text:line-break/>I've packed my emotional baggage and I'm ready for my ego trip <text:line-break/>A mind is a terrible thing to baste. Mine is fried. <text:line-break/>Today, on Paperview: The World Origami Championship <text:line-break/>There is no GAP in Rohan<text:line-break/>The fatherhood of God, the brotherhood of man, the neighborhood of Boston<text:line-break/>Use vowels every day or you'll get consonated<text:line-break/>The pun is mightier than the sword<text:line-break/>The Atkins Diet: It's a no-grainer<text:line-break/>Bacteria don't die, they phage away <text:line-break/>What sexually transmitted disease can you get from a hand puppet? The clap <text:line-break/>Librarians for Cthulhu--tentacle support<text:line-break/>Renaissance is feudal. Prepare to be anachronated. <text:line-break/>Humanists do it with people <text:line-break/>Shared pain is lessened. Shared joy is increased. You break even on puns. <text:line-break/>The email of the species is deadlier than the mail <text:line-break/>I believe in gravity. It's always let me down. <text:line-break/>You are what you eat, so stay away from the jerk chicken <text:line-break/>You can't make an Omelas without breaking eggs <text:line-break/>God said to Noah, "On your ark, get set, go!" <text:line-break/>What kind of car does God drive? A Plymouth. "For He drove them out of the garden in His Fury." <text:line-break/>yip yip yip yip yap yap yip *BANG* NO TERRIER <text:line-break/>Possession is nine-tenths of the lwa --Papa Legba <text:line-break/>ROCK IS DEAD long live paper and scissors <text:line-break/>Aikido--the Asian art of people-folding <text:line-break/>If you friend me, do I not read?<text:line-break/>Change is inevitable. Exact change is appreciated. <text:line-break/>Support the separation of church and hate <text:line-break/>Sith happen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4in" fo:margin-bottom="0.4in" fo:margin-left="0.4in" fo:margin-right="0.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5-09-09T21:31:12</meta:creation-date>
    <dc:date>2006-02-15T01:37:32</dc:date>
    <dc:language>en-US</dc:language>
    <meta:editing-cycles>4</meta:editing-cycles>
    <meta:editing-duration>PT2H13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" meta:word-count="1881" meta:character-count="10485"/>
  </office:meta>
</office:document-meta>
</file>